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language="ru" fo:country="RU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fo:language="ru" fo:country="RU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style:font-name="Arial" style:font-name-complex="Arial" fo:font-size="10pt" style:font-size-asian="10pt" style:font-size-complex="10pt"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ru" fo:country="RU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fo:language="ru" fo:country="RU"/>
    </style:style>
    <style:style style:name="P94" style:parent-style-name="TableContents" style:family="paragraph">
      <style:paragraph-properties fo:text-align="justify"/>
      <style:text-properties fo:language="ru" fo:country="RU"/>
    </style:style>
    <style:style style:name="P95" style:parent-style-name="TableContents" style:family="paragraph">
      <style:paragraph-properties fo:text-align="justify"/>
      <style:text-properties fo:language="ru" fo:country="RU"/>
    </style:style>
    <style:style style:name="P96" style:parent-style-name="TableContents" style:family="paragraph">
      <style:paragraph-properties fo:text-align="justify"/>
      <style:text-properties fo:language="ru" fo:country="RU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P107" style:parent-style-name="TableContents" style:list-style-name="LFO2" style:family="paragraph">
      <style:paragraph-properties fo:text-align="justify"/>
      <style:text-properties style:font-name="Arial" style:font-name-asian="Times New Roman" style:font-name-complex="Arial" fo:color="#252525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P108" style:parent-style-name="TableContents" style:list-style-name="LFO2" style:family="paragraph">
      <style:paragraph-properties fo:text-align="justify"/>
      <style:text-properties style:font-name="Arial" style:font-name-asian="Times New Roman" style:font-name-complex="Arial" fo:color="#252525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P109" style:parent-style-name="TableContents" style:list-style-name="LFO2" style:family="paragraph">
      <style:paragraph-properties fo:text-align="justify"/>
    </style:style>
    <style:style style:name="T110" style:parent-style-name="Основнойшрифтабзаца" style:family="text">
      <style:text-properties style:font-name="Arial" style:font-name-asian="Times New Roman" style:font-name-complex="Arial" fo:color="#252525" style:letter-kerning="false" fo:font-size="10pt" style:font-size-asian="10pt" style:font-size-complex="10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Arial" style:font-name-asian="Times New Roman" style:font-name-complex="Arial" fo:color="#252525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Arial" style:font-name-asian="Times New Roman" style:font-name-complex="Arial" fo:color="#252525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P113" style:parent-style-name="TableContents" style:family="paragraph">
      <style:paragraph-properties fo:text-align="justify"/>
      <style:text-properties fo:language="ru" fo:country="RU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P15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Тихоненкова Ольга Александро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<text:s/>Возможность языка программирования, при которой дочерние или подклассы получают возможность специфической реализации метода, уже реализованного в родительском или супер классе<text:s/>(интерфейсе)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<text:s text:c="2"/>Обычные (с различными модификатopами доступа),<text:s/>абстрактные (нельзя создать объект класса, служат для реализации функционала классами-наследниками), внутренние<text:s/>(внутри классов), локальные (внутри методов), анонимные<text:s/>(если нужен локальный класс для одноразового использования).</text:p>
          </table:table-cell>
        </table:table-row>
        <table:table-row table:style-name="TableRow23">
          <table:table-cell table:style-name="TableCell24">
            <text:p text:style-name="P25">Как и зачем можно<text:s/>использовать модификатор<text:s/>final?</text:p>
          </table:table-cell>
          <table:table-cell table:style-name="TableCell26">
            <text:p text:style-name="P27"><text:s/><text:s/>Модификатор<text:s/>final<text:s/>используется для создания переменных – констант, методов, которые нельзя переопределить при наследовании, для классов, от которых нельзя наследоваться.<text:s/>Для ссылочных переменных это означает, что после присвоения объекта, нельзя изменить ссылку на данный объект.</text:p>
          </table:table-cell>
        </table:table-row>
        <table:table-row table:style-name="TableRow28">
          <table:table-cell table:style-name="TableCell29">
            <text:p text:style-name="P30">Какие есть варианты использования ключевого слова<text:s/>try?</text:p>
          </table:table-cell>
          <table:table-cell table:style-name="TableCell31">
            <text:p text:style-name="TableContents"><text:span text:style-name="T32"><text:s text:c="2"/></text:span><text:span text:style-name="T33">Слово</text:span><text:span text:style-name="T34"><text:s/></text:span><text:span text:style-name="T35">try</text:span><text:span text:style-name="T36"><text:s/></text:span><text:span text:style-name="T37">используется в конструкции<text:s/></text:span><text:span text:style-name="T38">try</text:span><text:span text:style-name="T39"><text:s/>–<text:s/></text:span><text:span text:style-name="T40">catch</text:span><text:span text:style-name="T41"><text:s/></text:span><text:span text:style-name="T42">(</text:span><text:span text:style-name="T43">для обработки возникающих исключений в блоке кода</text:span><text:span text:style-name="T44">)</text:span><text:span text:style-name="T45">, а также в конструкциях<text:s/></text:span>try<text:span text:style-name="T46"><text:s/>–<text:s/></text:span>catch<text:span text:style-name="T47"><text:s/>–<text:s/></text:span>finally<text:span text:style-name="T48"><text:s/></text:span><text:span text:style-name="T49">(</text:span><text:span text:style-name="T50">блок<text:s/></text:span>finally<text:span text:style-name="T51"><text:s/></text:span><text:span text:style-name="T52">выполнится в любом случае после блока<text:s/></text:span>try<text:span text:style-name="T53"><text:s/>–<text:s/></text:span>catch<text:span text:style-name="T54">)</text:span><text:span text:style-name="T55">,<text:s/></text:span>try<text:span text:style-name="T56"><text:s/>–<text:s/></text:span>with<text:span text:style-name="T57"><text:s/></text:span><text:span text:style-name="T58">–</text:span><text:span text:style-name="T59"><text:s/></text:span>resources<text:span text:style-name="T60"><text:s/>(</text:span><text:span text:style-name="T61">для автоматического закрытия одного или нескольких ресурсов</text:span><text:span text:style-name="T62">)</text:span><text:span text:style-name="T63">.</text:span></text:p>
          </table:table-cell>
        </table:table-row>
        <table:table-row table:style-name="TableRow64">
          <table:table-cell table:style-name="TableCell65">
            <text:p text:style-name="P66">Какие есть стандартные реализации интерфейса<text:s/>List<text:s/>и в каких ситуациях их нужно использовать?</text:p>
          </table:table-cell>
          <table:table-cell table:style-name="TableCell67">
            <text:p text:style-name="P68"><text:span text:style-name="T69">Стандартные реализации интерфейса<text:s/></text:span>List<text:span text:style-name="T70"><text:s/>:<text:s/></text:span>ArrayList<text:span text:style-name="T71"><text:s/></text:span><text:span text:style-name="T72">и<text:s/></text:span>LinkedList<text:span text:style-name="T73">.<text:s/></text:span>ArrayList<text:span text:style-name="T74"><text:s/></text:span><text:span text:style-name="T75">представляет собой автоматически расширяемый массив, каждый элемент которого имеет свою позицию.<text:s/></text:span>LinkedList<text:span text:style-name="T76"><text:s/>–</text:span><text:span text:style-name="T77"><text:s/></text:span><text:span text:style-name="T78">это связанный список, состоящий из узлов. Каждый элемент содержит в себе ссылку на предыдущий и следующий элемент. Сам список содержит ссылки на первый и последний элементы.</text:span></text:p>
          </table:table-cell>
        </table:table-row>
        <table:table-row table:style-name="TableRow79">
          <table:table-cell table:style-name="TableCell80">
            <text:p text:style-name="P81">В чём основная идея стримов из пакета java.util.stream?</text:p>
          </table:table-cell>
          <table:table-cell table:style-name="TableCell82">
            <text:p text:style-name="P83">Стримы были созданы,<text:s/>чтобы ускорить и упростить обработку данных.<text:s/>Stream.API<text:span text:style-name="T84"><text:s/></text:span><text:span text:style-name="T85"><text:s/>предоставляет информацию, как кратко и емко обработать данные.<text:s/></text:span></text:p>
          </table:table-cell>
        </table:table-row>
        <table:table-row table:style-name="TableRow86">
          <table:table-cell table:style-name="TableCell87" table:number-columns-spanned="2">
            <text:p text:style-name="P88">Разное</text:p>
          </table:table-cell>
          <table:covered-table-cell/>
        </table:table-row>
        <table:table-row table:style-name="TableRow89">
          <table:table-cell table:style-name="TableCell90">
            <text:p text:style-name="P91">Каким критериям должна удовлетворять «хорошая» хэш-функция?</text:p>
          </table:table-cell>
          <table:table-cell table:style-name="TableCell92">
            <text:p text:style-name="P93">Хэш – функция<text:s/>должна отвечать следующим требованиям:<text:s/></text:p>
            <text:p text:style-name="P94">1.Быстрое вычисление;</text:p>
            <text:p text:style-name="P95">2. Минимальное количество коллизий;</text:p>
            <text:p text:style-name="P96">3. Небольшое изменение входящих данных должно сильно изменить хэш – функцию.<text:s/></text:p>
          </table:table-cell>
        </table:table-row>
        <text:soft-page-break/>
        <table:table-row table:style-name="TableRow97">
          <table:table-cell table:style-name="TableCell98">
            <text:p text:style-name="TableContents"><text:span text:style-name="T99">В чём причина популярности и широкого распространения кодировки<text:s/></text:span>UTF<text:span text:style-name="T100">-8?</text:span></text:p>
          </table:table-cell>
          <table:table-cell table:style-name="TableCell101">
            <text:p text:style-name="P102"><text:span text:style-name="T103"><text:s/></text:span><text:span text:style-name="T104">Преимущества<text:s/></text:span>UTF<text:span text:style-name="T105"><text:s/>– 8</text:span><text:span text:style-name="T106">:</text:span></text:p>
            <text:list text:style-name="LFO2" text:continue-numbering="true">
              <text:list-item>
                <text:p text:style-name="P107">UTF-8 является единственной кодировкой для XML данных, которая не требует наличия маркера последовательности байтов или индикации метода кодировки.</text:p>
              </text:list-item>
              <text:list-item>
                <text:p text:style-name="P108">UTF-8 и UTF-16 являются стандартными кодировками Unicode текста в HTML документах, причем UTF-8 считается предпочтительной и самой используемой кодировкой.</text:p>
              </text:list-item>
              <text:list-item>
                <text:p text:style-name="P109"><text:span text:style-name="T110">UTF</text:span><text:span text:style-name="T111"><text:s/>– 8<text:s/></text:span><text:span text:style-name="T112">удобен при работе с различными алфавитами.</text:span></text:p>
              </text:list-item>
            </text:list>
            <text:p text:style-name="P113"/>
          </table:table-cell>
        </table:table-row>
        <table:table-row table:style-name="TableRow114">
          <table:table-cell table:style-name="TableCell115">
            <text:p text:style-name="TableContents"><text:span text:style-name="T116">Сравните форматы<text:s/></text:span>XML<text:span text:style-name="T117"><text:s/></text:span><text:span text:style-name="T118">и<text:s/></text:span>JSON<text:span text:style-name="T119">.<text:s/></text:span><text:span text:style-name="T120">Когда какой использовать?</text:span></text:p>
          </table:table-cell>
          <table:table-cell table:style-name="TableCell121">
            <text:p text:style-name="P122"><text:span text:style-name="T123"><text:s/></text:span><text:span text:style-name="T124">Формат XML<text:s/></text:span><text:span text:style-name="T125">удобен , если проекту требуется разметка документа и информация о метаданных.<text:s/></text:span>XML<text:span text:style-name="T126"><text:s/>обеспечивает удоб</text:span><text:span text:style-name="T127">ную форму для чтения в браузере, а также удобен при наличии смешанного контента и сложных типов данных (диаграмм, графиков).</text:span></text:p>
            <text:p text:style-name="TableContents"><text:span text:style-name="T128">Формат<text:s/></text:span>JSON<text:span text:style-name="T129"><text:s/></text:span><text:span text:style-name="T130">удобен при работе с базами данных, массивами. Если нужно передавать только числовые и текстовые типы, данный формат подходит. Скорость передачи данных высокая.</text:span></text:p>
          </table:table-cell>
        </table:table-row>
        <table:table-row table:style-name="TableRow131">
          <table:table-cell table:style-name="TableCell132">
            <text:p text:style-name="TableContents"><text:span text:style-name="T133">Опишите что будет происходить «под капотом» после ввода адреса<text:s/></text:span><text:span text:style-name="T134">сайта в браузере и нажатия<text:s/></text:span>Enter<text:span text:style-name="T135">?</text:span></text:p>
          </table:table-cell>
          <table:table-cell table:style-name="TableCell136">
            <text:p text:style-name="TableContents"><text:span text:style-name="T137">После ввода адреса сайта в браузере браузер обращается к</text:span><text:span text:style-name="T138"><text:s/></text:span><text:span text:style-name="T139">DNS<text:s/></text:span><text:span text:style-name="T140">–</text:span><text:span text:style-name="T141"><text:s/></text:span><text:span text:style-name="T142">серверу и по доменному имени получает<text:s/></text:span><text:span text:style-name="T143">IP<text:s/></text:span><text:span text:style-name="T144">–</text:span><text:span text:style-name="T145"><text:s/></text:span><text:span text:style-name="T146">адрес нужного сервера.<text:s/></text:span><text:span text:style-name="T147">П</text:span><text:span text:style-name="T148">о этому<text:s/></text:span><text:span text:style-name="T149">IP –<text:s/></text:span><text:span text:style-name="T150">адресу отправляется запрос, содержащий нужную ссылку (</text:span>URL<text:span text:style-name="T151">). К серверу приходит запрос</text:span><text:span text:style-name="T152">,<text:s/></text:span><text:span text:style-name="T153">на запрос сервер отправляет ответ.</text:span>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Liberation Serif" style:font-name-asian="SimSun" style:font-name-complex="Mangal" style:use-window-font-color="true" fo:font-size="12pt" style:font-size-asian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Ольга Тихоненкова</meta:initial-creator>
    <dc:creator>Учетная запись Майкрософт</dc:creator>
    <meta:creation-date>2021-10-29T09:02:00Z</meta:creation-date>
    <dc:date>2021-10-29T10:27:00Z</dc:date>
    <meta:template xlink:href="Normal.dotm" xlink:type="simple"/>
    <meta:editing-cycles>3</meta:editing-cycles>
    <meta:editing-duration>PT5460S</meta:editing-duration>
    <meta:document-statistic meta:page-count="2" meta:paragraph-count="7" meta:word-count="528" meta:character-count="3533" meta:row-count="25" meta:non-whitespace-character-count="3012"/>
  </office:meta>
</office:document-meta>
</file>